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text:list-style style:name="L18">
      <text:list-level-style-number text:level="1" style:num-suffix="." style:num-format="1">
        <style:list-level-properties text:space-before="14.20pt" text:min-label-width="18.00pt"/>
      </text:list-level-style-number>
    </text:list-style>
    <style:style style:name="P18" style:family="paragraph">
      <style:paragraph-properties fo:line-height="100.00%" fo:text-align="left" fo:margin-left="-32.20pt" fo:text-indent="32.2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6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Артюков Дмитрий Андрее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7"><text:s/></text:span><text:span text:style-name="T38">Это механизм объектно-ориентированного программирования, который позволяет подклассу (дочернему классу) предоставить специфическую реализацию метода, который уже определен в его суперклассе (родительском классе). Когда метод в подклассе переопределяет метод суперкласса, то при вызове этого метода на объекте подкласса будет использована реализация метода из подкласса.<text:line-break/>Для переопределения метода используется аннотация<text:s/></text:span><text:span text:style-name="T39">@Override</text:span><text:span text:style-name="T40"/></text:p>
          </table:table-cell>
        </table:table-row>
        <table:table-row table:style-name="TableRow0103">
          <table:table-cell table:style-name="TableCell010300">
            <text:p text:style-name="P11"><text:span text:style-name="T41">Какие</text:span><text:span text:style-name="T42"><text:s/></text:span><text:span text:style-name="T43">бывают</text:span><text:span text:style-name="T44"><text:s/></text:span><text:span text:style-name="T45">виды</text:span><text:span text:style-name="T46"><text:s/></text:span><text:span text:style-name="T47">классов</text:span><text:span text:style-name="T48">?</text:span><text:span text:style-name="T49"/></text:p>
          </table:table-cell>
          <table:table-cell table:style-name="TableCell010301">
            <text:p text:style-name="P11"><text:span text:style-name="T50">Обычные классы<text:s/></text:span><text:span text:style-name="T51">- стандартные классы, которые используются для создания объектов. Они могут содержать поля, методы, конструкторы и блоки инициализации</text:span><text:span text:style-name="T52">;<text:line-break/></text:span><text:span text:style-name="T53">Интерфейсы</text:span><text:span text:style-name="T54"><text:s/></text:span><text:span text:style-name="T55">-<text:s/></text:span><text:span text:style-name="T56">классы, которые могут содержать только абстрактные и статические методы в зависимости от версии<text:s/></text:span><text:span text:style-name="T57">Java;</text:span></text:p>
            <text:p text:style-name="P11"><text:span text:style-name="T58">Абстрактные</text:span><text:span text:style-name="T59"><text:s/></text:span><text:span text:style-name="T60">-<text:s/></text:span><text:span text:style-name="T61">классы</text:span><text:span text:style-name="T62">,<text:s/></text:span><text:span text:style-name="T63">которые не могут быть инстанциированы и могут содержать абстрактные методы (без реализации), а также обычные методы с реализацией</text:span><text:span text:style-name="T64">;<text:line-break/></text:span><text:span text:style-name="T65">Вложенные и внутренние</text:span><text:span text:style-name="T66"><text:s/></text:span><text:span text:style-name="T67">-</text:span><text:span text:style-name="T68"><text:s/>объявляются внутри другого класса. Они могут быть статическими (nested static classes) или нестатическими (inner classes)</text:span><text:span text:style-name="T69">;<text:line-break/></text:span><text:span text:style-name="T70">Локальные</text:span><text:span text:style-name="T71"><text:s/></text:span><text:span text:style-name="T72">-<text:s/></text:span><text:span text:style-name="T73">объявляются внутри метода и имеют доступ к переменным этого метода</text:span><text:span text:style-name="T74">;</text:span><text:span text:style-name="T75"/></text:p>
            <text:p text:style-name="P11"><text:span text:style-name="T76">Анонимные</text:span><text:span text:style-name="T77"><text:s/></text:span><text:span text:style-name="T78">-<text:s/></text:span><text:span text:style-name="T79">используются для создания экземпляров классов с одновременной реализацией или расширением другого класса или интерфейса</text:span><text:span text:style-name="T80">;</text:span><text:span text:style-name="T81"/></text:p>
            <text:p text:style-name="P11"><text:span text:style-name="T82">Перечисления<text:s/></text:span><text:span text:style-name="T83">-<text:s text:c="2"/>используются для определения набора фиксированных констант</text:span><text:span text:style-name="T84">;</text:span></text:p>
            <text:p text:style-name="P11"><text:span text:style-name="T85">Записи<text:s/></text:span><text:span text:style-name="T86">-<text:s/></text:span><text:span text:style-name="T87">особый вид классов для хранения неизменяемых данных. Они автоматически предоставляют конструктор, equals(), hashCode(), и toString() методы.</text:span><text:span text:style-name="T88"/></text:p>
          </table:table-cell>
        </table:table-row>
        <table:table-row table:style-name="TableRow0104">
          <table:table-cell table:style-name="TableCell010400">
            <text:p text:style-name="P13"><text:span text:style-name="T89">Как</text:span><text:span text:style-name="T90"><text:s/></text:span><text:span text:style-name="T91">и</text:span><text:span text:style-name="T92"><text:s/></text:span><text:span text:style-name="T93">зачем</text:span><text:span text:style-name="T94"><text:s/></text:span><text:span text:style-name="T95">можно</text:span><text:span text:style-name="T96"><text:s/></text:span><text:span text:style-name="T97">использовать</text:span><text:span text:style-name="T98"><text:s/></text:span><text:span text:style-name="T99">модификатор</text:span><text:span text:style-name="T100"><text:s/>final?</text:span><text:span text:style-name="T101"/></text:p>
          </table:table-cell>
          <table:table-cell table:style-name="TableCell010401">
            <text:p text:style-name="P13"><text:span text:style-name="T102">Данное ключевое слово используется для обозначения того, что значение переменной не может быть измененно после его инициализации.</text:span><text:span text:style-name="T103"/></text:p>
          </table:table-cell>
        </table:table-row>
        <table:table-row table:style-name="TableRow0105">
          <table:table-cell table:style-name="TableCell010500">
            <text:p text:style-name="P15"><text:span text:style-name="T104">Какие</text:span><text:span text:style-name="T105"><text:s/></text:span><text:span text:style-name="T106">есть</text:span><text:span text:style-name="T107"><text:s/></text:span><text:span text:style-name="T108">варианты</text:span><text:span text:style-name="T109"><text:s/></text:span><text:span text:style-name="T110">использования</text:span><text:span text:style-name="T111"><text:s/></text:span><text:span text:style-name="T112">ключевого</text:span><text:span text:style-name="T113"><text:s/></text:span><text:span text:style-name="T114">слова</text:span><text:span text:style-name="T115"><text:s/>try?</text:span><text:span text:style-name="T116"/></text:p>
          </table:table-cell>
          <table:table-cell table:style-name="TableCell010501">
            <text:p text:style-name="P15"><text:span text:style-name="T117">Есть несколько вариантов использования<text:s/></text:span><text:span text:style-name="T118">try</text:span><text:span text:style-name="T119">:<text:line-break/></text:span><text:span text:style-name="T120">try-catch, try-catch-finally, try-finally.<text:line-break/>try<text:s/></text:span><text:span text:style-name="T121">–<text:s/></text:span><text:span text:style-name="T122">определяет блок кода, в котором может произойти исключение;</text:span></text:p>
            <text:p text:style-name="P15"><text:span text:style-name="T123">catch<text:s/></text:span><text:span text:style-name="T124">–<text:s/></text:span><text:span text:style-name="T125">определяет блок кода, в котором происходит обработка исключения;</text:span></text:p>
            <text:p text:style-name="P15"><text:span text:style-name="T126">finally<text:s/></text:span><text:span text:style-name="T127">–<text:s/></text:span><text:span text:style-name="T128">определяет блок кода, который является необязательным, но при его наличии выполняется в любом случае независимо от результатов выполнения блока try.</text:span><text:span text:style-name="T129"/></text:p>
            <text:p text:style-name="P15"><text:span text:style-name="T130"/></text:p>
          </table:table-cell>
        </table:table-row>
        <table:table-row table:style-name="TableRow0106">
          <table:table-cell table:style-name="TableCell010600">
            <text:p text:style-name="P17"><text:span text:style-name="T131">Какие</text:span><text:span text:style-name="T132"><text:s/></text:span><text:span text:style-name="T133">есть</text:span><text:span text:style-name="T134"><text:s/></text:span><text:span text:style-name="T135">стандартные</text:span><text:span text:style-name="T136"><text:s/></text:span><text:span text:style-name="T137">реализации</text:span><text:span text:style-name="T138"><text:s/></text:span><text:span text:style-name="T139">интерфейса</text:span><text:span text:style-name="T140"><text:s/>List<text:s/></text:span><text:span text:style-name="T141">и</text:span><text:span text:style-name="T142"><text:s/></text:span><text:span text:style-name="T143">в</text:span><text:span text:style-name="T144"><text:s/></text:span><text:span text:style-name="T145">каких</text:span><text:span text:style-name="T146"><text:s/></text:span><text:span text:style-name="T147">ситуациях</text:span><text:span text:style-name="T148"><text:s/></text:span><text:span text:style-name="T149">их</text:span><text:span text:style-name="T150"><text:s/></text:span><text:span text:style-name="T151">нужно</text:span><text:span text:style-name="T152"><text:s/></text:span><text:span text:style-name="T153">использовать</text:span><text:span text:style-name="T154">?</text:span><text:span text:style-name="T155"/></text:p>
          </table:table-cell>
          <table:table-cell table:style-name="TableCell010601">
            <text:p text:style-name="P17"><text:span text:style-name="T156">ArrayList, LinkedList, Vector(deprecated).</text:span></text:p>
            <text:p text:style-name="P17"><text:span text:style-name="T157">Ситуиации для использования:</text:span><text:span text:style-name="T158"/></text:p>
            <text:list text:style-name="L18">
              <text:list-item>
                <text:p text:style-name="P18"><text:span text:style-name="T159">ArrayList</text:span><text:span text:style-name="T160"><text:s/></text:span><text:span text:style-name="T161">-</text:span><text:span text:style-name="T162"><text:s/></text:span><text:span text:style-name="T163">базируется на массиве, который автоматически расширяется по мере добавления новых элементов. Это наиболее часто используемая реализация.<text:line-break/></text:span><text:span text:style-name="T164">Использование:</text:span><text:span text:style-name="T165"><text:line-break/>Когда нужно быстрое чтение по индекусу.<text:line-break/>Когда операции вставки и удаления в середине списка редки.</text:span></text:p>
              </text:list-item>
              <text:list-item>
                <text:p text:style-name="P18"><text:span text:style-name="T166">LinkedList</text:span><text:span text:style-name="T167"><text:s/>- базируется на двусвязном списке, где каждый элемент содержит ссылки на предыдущий и следующий элементы.<text:line-break/></text:span><text:span text:style-name="T168">Использование:</text:span><text:span text:style-name="T169"><text:line-break/>Когда нужно часто вставлять и удалять элементы в середину списка.<text:line-break/>Когда требуется реализация очереди или двусторонней очереди (Deque).</text:span></text:p>
              </text:list-item>
              <text:list-item>
                <text:p text:style-name="P18"><text:span text:style-name="T170">Vector</text:span><text:span text:style-name="T171"><text:s/></text:span><text:span text:style-name="T172">- является односвязным списком, синхронизированным, что делает его безопасным для многопоточной среды.</text:span><text:span text:style-name="T173"/></text:p>
              </text:list-item>
            </text:list>
            <text:p text:style-name="P19"><text:span text:style-name="T174">Использование:</text:span></text:p>
            <text:p text:style-name="P19"><text:span text:style-name="T175">Если нужна синхронизированная коллекция.</text:span><text:span text:style-name="T176"><text:line-break/></text:span></text:p>
          </table:table-cell>
        </table:table-row>
        <table:table-row table:style-name="TableRow0107">
          <table:table-cell table:style-name="TableCell010700">
            <text:p text:style-name="P21"><text:span text:style-name="T177">В</text:span><text:span text:style-name="T178"><text:s/></text:span><text:span text:style-name="T179">чём</text:span><text:span text:style-name="T180"><text:s/></text:span><text:span text:style-name="T181">основная</text:span><text:span text:style-name="T182"><text:s/></text:span><text:span text:style-name="T183">идея</text:span><text:span text:style-name="T184"><text:s/></text:span><text:span text:style-name="T185">стримов</text:span><text:span text:style-name="T186"><text:s/></text:span><text:span text:style-name="T187">из</text:span><text:span text:style-name="T188"><text:s/></text:span><text:span text:style-name="T189">пакета</text:span><text:span text:style-name="T190"><text:s/>java.util.stream?</text:span><text:span text:style-name="T191"/></text:p>
          </table:table-cell>
          <table:table-cell table:style-name="TableCell010701">
            <text:p text:style-name="P21"><text:span text:style-name="T192">Упростить работу с наборами данных, в частности, упростить операции фильтрации, сортировки и другие манипуляции с данными.</text:span><text:span text:style-name="T193"/></text:p>
          </table:table-cell>
        </table:table-row>
        <table:table-row table:style-name="TableRow0108">
          <table:table-cell table:style-name="TableCell010800" table:number-columns-spanned="2">
            <text:p text:style-name="P24"><text:span text:style-name="T194">Разное</text:span><text:span text:style-name="T195"/></text:p>
          </table:table-cell>
          <table:covered-table-cell/>
        </table:table-row>
        <table:table-row table:style-name="TableRow0109">
          <table:table-cell table:style-name="TableCell010900">
            <text:p text:style-name="P27"><text:span text:style-name="T196">Каким</text:span><text:span text:style-name="T197"><text:s/></text:span><text:span text:style-name="T198">критериям</text:span><text:span text:style-name="T199"><text:s/></text:span><text:span text:style-name="T200">должна</text:span><text:span text:style-name="T201"><text:s/></text:span><text:span text:style-name="T202">удовлетворять</text:span><text:span text:style-name="T203"><text:s/></text:span><text:span text:style-name="T204">«</text:span><text:span text:style-name="T205">хорошая</text:span><text:span text:style-name="T206">»<text:s/></text:span><text:span text:style-name="T207">хэш</text:span><text:span text:style-name="T208">-</text:span><text:span text:style-name="T209">функция</text:span><text:span text:style-name="T210">?</text:span><text:span text:style-name="T211"/></text:p>
          </table:table-cell>
          <table:table-cell table:style-name="TableCell010901">
            <text:list text:style-name="L28">
              <text:list-item>
                <text:p text:style-name="P28"><text:span text:style-name="T212">Быстрое вычисление</text:span><text:span text:style-name="T213">;</text:span><text:span text:style-name="T214"/></text:p>
              </text:list-item>
              <text:list-item>
                <text:p text:style-name="P28"><text:span text:style-name="T215">минимальное количество коллизий</text:span><text:span text:style-name="T216"/></text:p>
              </text:list-item>
            </text:list>
          </table:table-cell>
        </table:table-row>
        <table:table-row table:style-name="TableRow0110">
          <table:table-cell table:style-name="TableCell011000">
            <text:p text:style-name="P30"><text:span text:style-name="T217">В</text:span><text:span text:style-name="T218"><text:s/></text:span><text:span text:style-name="T219">чём</text:span><text:span text:style-name="T220"><text:s/></text:span><text:span text:style-name="T221">причина</text:span><text:span text:style-name="T222"><text:s/></text:span><text:span text:style-name="T223">популярности</text:span><text:span text:style-name="T224"><text:s/></text:span><text:span text:style-name="T225">и</text:span><text:span text:style-name="T226"><text:s/></text:span><text:span text:style-name="T227">широкого</text:span><text:span text:style-name="T228"><text:s/></text:span><text:span text:style-name="T229">распространения</text:span><text:span text:style-name="T230"><text:s/></text:span><text:span text:style-name="T231">кодировки</text:span><text:span text:style-name="T232"><text:s/>UTF-8?</text:span><text:span text:style-name="T233"/></text:p>
          </table:table-cell>
          <table:table-cell table:style-name="TableCell011001">
            <text:p text:style-name="P30"><text:span text:style-name="T234">UTF-8 совместим с ASCII и кодирует его символы в один байт, обеспечивая отменую обратную совместимость.</text:span></text:p>
            <text:p text:style-name="P30"><text:span text:style-name="T234">UTF-8 использует от 1 до 4 байтов на символ, эффективно справляясь с широким спектром символов разной сложности.</text:span></text:p>
            <text:p text:style-name="P30"><text:span text:style-name="T234">UTF-8 не требует маркера порядка байтов (BOM), что делает его универсальным в вопросах порядка байт, упрощая обмен данными между системами.</text:span></text:p>
            <text:p text:style-name="P30"><text:span text:style-name="T234">UTF-8 помогает предотвратить возможные уязвимости безопасности.</text:span><text:span text:style-name="T235"/></text:p>
          </table:table-cell>
        </table:table-row>
        <table:table-row table:style-name="TableRow0111">
          <table:table-cell table:style-name="TableCell011100">
            <text:p text:style-name="P32"><text:span text:style-name="T236">Сравните</text:span><text:span text:style-name="T237"><text:s/></text:span><text:span text:style-name="T238">форматы</text:span><text:span text:style-name="T239"><text:s/>XML<text:s/></text:span><text:span text:style-name="T240">и</text:span><text:span text:style-name="T241"><text:s/>JSON.<text:s/></text:span><text:span text:style-name="T242">Когда</text:span><text:span text:style-name="T243"><text:s/></text:span><text:span text:style-name="T244">какой</text:span><text:span text:style-name="T245"><text:s/></text:span><text:span text:style-name="T246">использовать</text:span><text:span text:style-name="T247">?</text:span><text:span text:style-name="T248"/></text:p>
          </table:table-cell>
          <table:table-cell table:style-name="TableCell011101">
            <text:p text:style-name="P32"><text:span text:style-name="T249">XML использует теги для организации данных в иерархической структуре, что делает его подходящим для сложных схем данных и сильной типизации. Он часто используется в системах, где важна валидация данных и поддержка различных языков. </text:span></text:p>
            <text:p text:style-name="P32"><text:span text:style-name="T249">С другой стороны, JSON представляет данные в виде пар "ключ-значение" и массивов, что делает его более компактным и легкочитаемым для машины. JSON чаще всего применяется в веб-разработке и API, где требуется простота и эффективность передачи данных.<text:s/></text:span><text:span text:style-name="T250"/></text:p>
          </table:table-cell>
        </table:table-row>
        <table:table-row table:style-name="TableRow0112">
          <table:table-cell table:style-name="TableCell011200">
            <text:p text:style-name="P34"><text:span text:style-name="T251">Опишите</text:span><text:span text:style-name="T252"><text:s/></text:span><text:span text:style-name="T253">что</text:span><text:span text:style-name="T254"><text:s/></text:span><text:span text:style-name="T255">будет</text:span><text:span text:style-name="T256"><text:s/></text:span><text:span text:style-name="T257">происходить</text:span><text:span text:style-name="T258"><text:s/></text:span><text:span text:style-name="T259">«</text:span><text:span text:style-name="T260">под</text:span><text:span text:style-name="T261"><text:s/></text:span><text:span text:style-name="T262">капотом</text:span><text:span text:style-name="T263">»<text:s/></text:span><text:span text:style-name="T264">после</text:span><text:span text:style-name="T265"><text:s/></text:span><text:span text:style-name="T266">ввода</text:span><text:span text:style-name="T267"><text:s/></text:span><text:span text:style-name="T268">адреса</text:span><text:span text:style-name="T269"><text:s/></text:span><text:span text:style-name="T270">сайта</text:span><text:span text:style-name="T271"><text:s/></text:span><text:span text:style-name="T272">в</text:span><text:span text:style-name="T273"><text:s/></text:span><text:span text:style-name="T274">браузере</text:span><text:span text:style-name="T275"><text:s/></text:span><text:span text:style-name="T276">и</text:span><text:span text:style-name="T277"><text:s/></text:span><text:span text:style-name="T278">нажатия</text:span><text:span text:style-name="T279"><text:s/>Enter?</text:span><text:span text:style-name="T280"/></text:p>
          </table:table-cell>
          <table:table-cell table:style-name="TableCell011201">
            <text:p text:style-name="P34"><text:span text:style-name="T280"><text:s/></text:span><text:span text:style-name="T281">Сначала браузер отправляет запрос на сервер, содержащий URL запрашиваемой страницы. Затем операционная система браузера консультируется с DNS сервером для разрешения доменного имени в IP-адрес сервера. Как только браузер получает IP-адрес, он устанавливает TCP-соединение с сервером.</text:span></text:p>
            <text:p text:style-name="P34"><text:span text:style-name="T281"/></text:p>
            <text:p text:style-name="P34"><text:span text:style-name="T281">После установки соединения браузер отправляет HTTP запрос на сервер. Этот запрос содержит метод запроса (GET,<text:s/></text:span><text:span text:style-name="T282">POST, DELETE<text:s/></text:span><text:span text:style-name="T283">и тд), URL страницы, заголовки запроса и, возможно, тело запроса. Сервер получает запрос и обрабатывает его. Он ищет запрашиваемый ресурс на сервере, выполняет необходимые операции (например, обращается к базе данных для получения данных) и генерирует HTTP ответ.</text:span></text:p>
            <text:p text:style-name="P34"><text:span text:style-name="T283"/></text:p>
            <text:p text:style-name="P34"><text:span text:style-name="T283">HTTP ответ включает в себя статус ответа (например, 200 OK, 404 Not Found), заголовки ответа и содержимое страницы. Если статус ответа успешный и содержит HTML контент, браузер начинает загружать этот контент. Он обрабатывает HTML код страницы, загружает связанные ресурсы, такие как CSS, JavaScript и изображения, и начинает отображать содержимое страницы на экране пользователя.</text:span></text:p>
            <text:p text:style-name="P34"><text:span text:style-name="T283"/></text:p>
            <text:p text:style-name="P34"><text:span text:style-name="T283">Этот процесс включает в себя множество шагов, включая установку соединения, обмен данными между браузером и сервером, обработку запросов и ответов, а также рендеринг содержимого страницы для отображения пользователю.</text:span><text:span text:style-name="T284"/></text:p>
          </table:table-cell>
        </table:table-row>
      </table:table>
      <text:p text:style-name="P36"><text:span text:style-name="T2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